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611" officeooo:paragraph-rsid="000a3611"/>
    </style:style>
    <style:style style:name="P2" style:family="paragraph" style:parent-style-name="Standard">
      <style:text-properties officeooo:rsid="000b2931" officeooo:paragraph-rsid="000c61ae"/>
    </style:style>
    <style:style style:name="P3" style:family="paragraph" style:parent-style-name="Standard">
      <style:text-properties officeooo:rsid="000b2931" officeooo:paragraph-rsid="000b2931"/>
    </style:style>
    <style:style style:name="P4" style:family="paragraph" style:parent-style-name="Standard">
      <style:text-properties officeooo:rsid="000b2931" officeooo:paragraph-rsid="0011d997"/>
    </style:style>
    <style:style style:name="P5" style:family="paragraph" style:parent-style-name="Standard">
      <style:text-properties officeooo:rsid="0011d997" officeooo:paragraph-rsid="0011d997"/>
    </style:style>
    <style:style style:name="T1" style:family="text">
      <style:text-properties officeooo:rsid="000c61ae"/>
    </style:style>
    <style:style style:name="T2" style:family="text">
      <style:text-properties officeooo:rsid="0011d9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 Auth Controller Testing.<text:line-break/></text:p>
      <text:p text:style-name="P1">We’ll </text:p>
      <text:p text:style-name="P1">1. Mock the OTP and User models using mockingoose.</text:p>
      <text:p text:style-name="P1">2. Mock sendMail from utils/mailer</text:p>
      <text:p text:style-name="P1">3. Verify HTTP status, returned data and correct behavior.</text:p>
      <text:p text:style-name="P1"><text:line-break/><text:span text:style-name="T1">Result - <text:line-break/> PASS <text:s/>tests/unit/authController.test.js</text:span></text:p>
      <text:p text:style-name="P1"><text:s text:c="2"/>Auth Controlller</text:p>
      <text:p text:style-name="P1"><text:s text:c="4"/>sendOTP() <text:s text:c="61"/></text:p>
      <text:p text:style-name="P1"><text:s text:c="6"/>√ should return 400 if email is missing (3 ms) <text:s text:c="22"/></text:p>
      <text:p text:style-name="P1"><text:s text:c="6"/>√ should send OTP and return 200 (24 ms) <text:s text:c="28"/></text:p>
      <text:p text:style-name="P1"><text:s text:c="4"/>verifyOTP() <text:s text:c="59"/></text:p>
      <text:p text:style-name="P1"><text:s text:c="6"/>√ should return 400 if email or otp missing (1 ms) <text:s text:c="18"/></text:p>
      <text:p text:style-name="P1"><text:s text:c="6"/>√ should return 401 if OTP is invalid (1 ms) <text:s text:c="24"/></text:p>
      <text:p text:style-name="P1"><text:s text:c="6"/>√ should create user and return token if OTP is valid (6 ms)</text:p>
      <text:p text:style-name="P1"/>
      <text:p text:style-name="P1"/>
      <text:p text:style-name="P2">→ Recipe Controller Testing</text:p>
      <text:p text:style-name="P3"/>
      <text:p text:style-name="P3">Methods<text:line-break/>createRecipe() - Only chef can post, recipe is saved, socket emits.</text:p>
      <text:p text:style-name="P3">GetAllRecipes() - Filters, pagination, returns recipe list.</text:p>
      <text:p text:style-name="P4">ToggleLike() - like/unlike logic, notification creation.<text:line-break/><text:line-break/><text:span text:style-name="T2">Result - <text:s/></text:span></text:p>
      <text:p text:style-name="P5">PASS <text:s/>tests/unit/recipeController.test.js</text:p>
      <text:p text:style-name="P3"><text:s text:c="2"/>Recipe Controller</text:p>
      <text:p text:style-name="P3"><text:s text:c="4"/>createRecipe()</text:p>
      <text:p text:style-name="P3"><text:s text:c="6"/>√ should return 403 if user is not a chef (2 ms)</text:p>
      <text:p text:style-name="P3"><text:s text:c="6"/>√ should save recipe and emit socket event (16 ms)</text:p>
      <text:p text:style-name="P3"><text:s text:c="4"/>getAllRecipes() <text:s text:c="79"/></text:p>
      <text:p text:style-name="P3"><text:s text:c="6"/>√ should return filtered recipe list (3 ms) <text:s text:c="49"/></text:p>
      <text:p text:style-name="P3"><text:s text:c="4"/>toggleLike() <text:s text:c="82"/></text:p>
      <text:p text:style-name="P3"><text:s text:c="6"/>√ should like a recipe and notify owner (6 ms) <text:s text:c="46"/></text:p>
      <text:p text:style-name="P3"><text:s text:c="6"/>√ should remove like if already liked (3 ms) </text:p>
      <text:p text:style-name="P3"/>
      <text:p text:style-name="P3"><text:s text:c="2"/>Recipe Controller - Additional Functions <text:s text:c="32"/></text:p>
      <text:p text:style-name="P3"><text:s text:c="4"/>getRecipeById() <text:s text:c="55"/></text:p>
      <text:p text:style-name="P3"><text:s text:c="6"/>√ should return 404 if recipe not found (4 ms) <text:s text:c="22"/></text:p>
      <text:p text:style-name="P3"><text:s text:c="6"/>√ should return recipe if found (2 ms) <text:s text:c="30"/></text:p>
      <text:p text:style-name="P3"><text:s text:c="4"/>updateRecipe() <text:s text:c="56"/></text:p>
      <text:p text:style-name="P3"><text:s text:c="6"/>√ should update and return the recipe (1 ms) <text:s text:c="24"/></text:p>
      <text:p text:style-name="P3"><text:s text:c="4"/>deleteRecipe() <text:s text:c="56"/></text:p>
      <text:p text:style-name="P3"><text:s text:c="6"/>√ should delete the recipe and respond (1 ms) <text:s text:c="23"/></text:p>
      <text:p text:style-name="P3"><text:s text:c="4"/>addView() <text:s text:c="61"/></text:p>
      <text:p text:style-name="P3"><text:s text:c="6"/>× should record view if not already viewed (4 ms) <text:s text:c="19"/></text:p>
      <text:p text:style-name="P3"><text:s text:c="6"/>√ should skip adding view if already viewed (2 ms) <text:s text:c="18"/></text:p>
      <text:p text:style-name="P3"><text:soft-page-break/><text:s text:c="4"/>addComment() <text:s text:c="58"/></text:p>
      <text:p text:style-name="P3"><text:s text:c="6"/>√ should return 400 if comment text missing <text:s text:c="25"/></text:p>
      <text:p text:style-name="P3"><text:s text:c="6"/>√ should add comment and send notification (3 ms) <text:s text:c="19"/></text:p>
      <text:p text:style-name="P3"><text:s text:c="4"/>deleteComment() <text:s text:c="55"/></text:p>
      <text:p text:style-name="P3"><text:s text:c="6"/>× should delete comment if user is author (1 ms) <text:s text:c="20"/></text:p>
      <text:p text:style-name="P3"><text:s text:c="6"/>√ should return 403 if user is not comment owner (1 ms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12:44:57.548641000</meta:creation-date>
    <dc:date>2025-07-14T17:09:15.964830000</dc:date>
    <meta:editing-duration>PT4H14M3S</meta:editing-duration>
    <meta:editing-cycles>6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5" meta:word-count="282" meta:character-count="2886" meta:non-whitespace-character-count="1400"/>
  </office:meta>
</office:document-meta>
</file>